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text>
      <text:h text:outline-level="1" text:style-name="DocTitle">Historial de Commits — login-app</text:h>
      <text:p text:style-name="Subtitulo">Generado automáticamente — 10/05/2026 23:42</text:p>
      <text:h text:outline-level="2" text:style-name="H1">Resumen</text:h>
      <table:table>
        <table:table-column/>
        <table:table-column/>
        <table:table-column/>
        <table:table-row>
          <table:table-cell table:style-name="TH">
            <text:p text:style-name="THText">Rama activa</text:p>
          </table:table-cell>
          <table:table-cell table:style-name="TH">
            <text:p text:style-name="THText">Total de commits</text:p>
          </table:table-cell>
          <table:table-cell table:style-name="TH">
            <text:p text:style-name="THText">Último commit</text:p>
          </table:table-cell>
        </table:table-row>
        <table:table-row>
          <table:table-cell table:style-name="TD">
            <text:p text:style-name="Normal">master</text:p>
          </table:table-cell>
          <table:table-cell table:style-name="TD">
            <text:p text:style-name="Normal">7</text:p>
          </table:table-cell>
          <table:table-cell table:style-name="TD">
            <text:p text:style-name="Normal">10/05/2026 23:33</text:p>
          </table:table-cell>
        </table:table-row>
      </table:table>
      <text:p text:style-name="Normal"/>
      <text:h text:outline-level="2" text:style-name="H1">Commits detallados</text:h>
      <table:table>
        <table:table-column/>
        <table:table-column/>
        <table:table-column/>
        <table:table-column/>
        <table:table-row>
          <table:table-cell table:style-name="TH">
            <text:p text:style-name="THText">Hash</text:p>
          </table:table-cell>
          <table:table-cell table:style-name="TH">
            <text:p text:style-name="THText">Fecha</text:p>
          </table:table-cell>
          <table:table-cell table:style-name="TH">
            <text:p text:style-name="THText">Autor</text:p>
          </table:table-cell>
          <table:table-cell table:style-name="TH">
            <text:p text:style-name="THText">Mensaje</text:p>
          </table:table-cell>
        </table:table-row>
        <table:table-row>
          <table:table-cell table:style-name="TD">
            <text:p text:style-name="Normal">0b68247</text:p>
          </table:table-cell>
          <table:table-cell table:style-name="TD">
            <text:p text:style-name="Normal">10/05/2026 23:33</text:p>
          </table:table-cell>
          <table:table-cell table:style-name="TD">
            <text:p text:style-name="Normal">Sergio Maldonado</text:p>
          </table:table-cell>
          <table:table-cell table:style-name="TD">
            <text:p text:style-name="Normal">Agregar esquema BRM_CONFIG con configuración dinámica y timeout de sesión</text:p>
          </table:table-cell>
        </table:table-row>
        <table:table-row>
          <table:table-cell table:style-name="TD2">
            <text:p text:style-name="Normal">ee2e16f</text:p>
          </table:table-cell>
          <table:table-cell table:style-name="TD2">
            <text:p text:style-name="Normal">10/05/2026 23:26</text:p>
          </table:table-cell>
          <table:table-cell table:style-name="TD2">
            <text:p text:style-name="Normal">Sergio Maldonado</text:p>
          </table:table-cell>
          <table:table-cell table:style-name="TD2">
            <text:p text:style-name="Normal">Agregar autenticación JWT para manejo de sesiones stateless</text:p>
          </table:table-cell>
        </table:table-row>
        <table:table-row>
          <table:table-cell table:style-name="TD">
            <text:p text:style-name="Normal">8622de4</text:p>
          </table:table-cell>
          <table:table-cell table:style-name="TD">
            <text:p text:style-name="Normal">10/05/2026 23:22</text:p>
          </table:table-cell>
          <table:table-cell table:style-name="TD">
            <text:p text:style-name="Normal">Sergio Maldonado</text:p>
          </table:table-cell>
          <table:table-cell table:style-name="TD">
            <text:p text:style-name="Normal">Agregar encriptación BCrypt a contraseñas de usuarios</text:p>
          </table:table-cell>
        </table:table-row>
        <table:table-row>
          <table:table-cell table:style-name="TD2">
            <text:p text:style-name="Normal">a7d2d91</text:p>
          </table:table-cell>
          <table:table-cell table:style-name="TD2">
            <text:p text:style-name="Normal">10/05/2026 23:20</text:p>
          </table:table-cell>
          <table:table-cell table:style-name="TD2">
            <text:p text:style-name="Normal">Sergio Maldonado</text:p>
          </table:table-cell>
          <table:table-cell table:style-name="TD2">
            <text:p text:style-name="Normal">Migrar base de datos de H2 a SQL Server y eliminar usuarios hardcodeados</text:p>
          </table:table-cell>
        </table:table-row>
        <table:table-row>
          <table:table-cell table:style-name="TD">
            <text:p text:style-name="Normal">2086b4a</text:p>
          </table:table-cell>
          <table:table-cell table:style-name="TD">
            <text:p text:style-name="Normal">10/05/2026 22:16</text:p>
          </table:table-cell>
          <table:table-cell table:style-name="TD">
            <text:p text:style-name="Normal">Sergio Maldonado</text:p>
          </table:table-cell>
          <table:table-cell table:style-name="TD">
            <text:p text:style-name="Normal">Agregar roles ADMIN/REGULAR con permisos diferenciados</text:p>
          </table:table-cell>
        </table:table-row>
        <table:table-row>
          <table:table-cell table:style-name="TD2">
            <text:p text:style-name="Normal">19a6e3a</text:p>
          </table:table-cell>
          <table:table-cell table:style-name="TD2">
            <text:p text:style-name="Normal">10/05/2026 21:47</text:p>
          </table:table-cell>
          <table:table-cell table:style-name="TD2">
            <text:p text:style-name="Normal">Sergio Maldonado</text:p>
          </table:table-cell>
          <table:table-cell table:style-name="TD2">
            <text:p text:style-name="Normal">Eliminar credenciales visibles del formulario de login</text:p>
          </table:table-cell>
        </table:table-row>
        <table:table-row>
          <table:table-cell table:style-name="TD">
            <text:p text:style-name="Normal">40800f6</text:p>
          </table:table-cell>
          <table:table-cell table:style-name="TD">
            <text:p text:style-name="Normal">10/05/2026 21:37</text:p>
          </table:table-cell>
          <table:table-cell table:style-name="TD">
            <text:p text:style-name="Normal">Sergio Maldonado</text:p>
          </table:table-cell>
          <table:table-cell table:style-name="TD">
            <text:p text:style-name="Normal">Proyecto login-app: Angular + Spring Boot + H2</text:p>
          </table:table-cell>
        </table:table-row>
      </table:table>
      <text:p text:style-name="Normal"/>
      <text:h text:outline-level="2" text:style-name="H1">Archivos modificados por commit</text:h>
      <text:h text:outline-level="3" text:style-name="H2">0b68247 Agregar esquema BRM_CONFIG con configuración dinámica y timeout de sesión</text:h>
      <text:p text:style-name="CodeBlock">  login-backend/src/main/java/com/sergio/login/CfgConfig.java</text:p>
      <text:p text:style-name="CodeBlock">  login-backend/src/main/java/com/sergio/login/CfgConfigRepository.java</text:p>
      <text:p text:style-name="CodeBlock">  login-backend/src/main/java/com/sergio/login/ConfigController.java</text:p>
      <text:p text:style-name="CodeBlock">  login-backend/src/main/java/com/sergio/login/ConfigService.java</text:p>
      <text:p text:style-name="CodeBlock">  login-backend/src/main/java/com/sergio/login/SecurityConfig.java</text:p>
      <text:p text:style-name="CodeBlock">  login-frontend/src/app/app.ts</text:p>
      <text:p text:style-name="CodeBlock">  login-frontend/src/app/services/session.service.ts</text:p>
      <text:p text:style-name="Normal"/>
      <text:h text:outline-level="3" text:style-name="H2">ee2e16f Agregar autenticación JWT para manejo de sesiones stateless</text:h>
      <text:p text:style-name="CodeBlock">  login-backend/pom.xml</text:p>
      <text:p text:style-name="CodeBlock">  login-backend/src/main/java/com/sergio/login/AuthController.java</text:p>
      <text:p text:style-name="CodeBlock">  login-backend/src/main/java/com/sergio/login/JwtFilter.java</text:p>
      <text:p text:style-name="CodeBlock">  login-backend/src/main/java/com/sergio/login/JwtUtil.java</text:p>
      <text:p text:style-name="CodeBlock">  login-backend/src/main/java/com/sergio/login/SecurityConfig.java</text:p>
      <text:p text:style-name="CodeBlock">  login-backend/src/main/resources/application.properties</text:p>
      <text:p text:style-name="CodeBlock">  login-frontend/src/app/app.config.ts</text:p>
      <text:p text:style-name="CodeBlock">  login-frontend/src/app/interceptors/auth.interceptor.ts</text:p>
      <text:p text:style-name="CodeBlock">  login-frontend/src/app/login/login.component.ts</text:p>
      <text:p text:style-name="CodeBlock">  login-frontend/src/app/services/auth.service.ts</text:p>
      <text:p text:style-name="Normal"/>
      <text:h text:outline-level="3" text:style-name="H2">8622de4 Agregar encriptación BCrypt a contraseñas de usuarios</text:h>
      <text:p text:style-name="CodeBlock">  login-backend/src/main/java/com/sergio/login/AuthController.java</text:p>
      <text:p text:style-name="CodeBlock">  login-backend/src/main/java/com/sergio/login/SecurityConfig.java</text:p>
      <text:p text:style-name="CodeBlock">  login-backend/src/main/java/com/sergio/login/UsuarioController.java</text:p>
      <text:p text:style-name="Normal"/>
      <text:h text:outline-level="3" text:style-name="H2">a7d2d91 Migrar base de datos de H2 a SQL Server y eliminar usuarios hardcodeados</text:h>
      <text:p text:style-name="CodeBlock">  login-backend/pom.xml</text:p>
      <text:p text:style-name="CodeBlock">  login-backend/src/main/java/com/sergio/login/DataInitializer.java</text:p>
      <text:p text:style-name="CodeBlock">  login-backend/src/main/resources/application.properties</text:p>
      <text:p text:style-name="Normal"/>
      <text:h text:outline-level="3" text:style-name="H2">2086b4a Agregar roles ADMIN/REGULAR con permisos diferenciados</text:h>
      <text:p text:style-name="CodeBlock">  login-backend/src/main/java/com/sergio/login/AuthController.java</text:p>
      <text:p text:style-name="CodeBlock">  login-backend/src/main/java/com/sergio/login/DataInitializer.java</text:p>
      <text:p text:style-name="CodeBlock">  login-backend/src/main/java/com/sergio/login/Usuario.java</text:p>
      <text:p text:style-name="CodeBlock">  login-backend/src/main/java/com/sergio/login/UsuarioController.java</text:p>
      <text:p text:style-name="CodeBlock">  login-frontend/src/app/app.routes.ts</text:p>
      <text:p text:style-name="CodeBlock">  login-frontend/src/app/dashboard/dashboard.component.css</text:p>
      <text:p text:style-name="CodeBlock">  login-frontend/src/app/dashboard/dashboard.component.html</text:p>
      <text:p text:style-name="CodeBlock">  login-frontend/src/app/dashboard/dashboard.component.ts</text:p>
      <text:p text:style-name="CodeBlock">  login-frontend/src/app/guards/auth.guard.ts</text:p>
      <text:p text:style-name="CodeBlock">  login-frontend/src/app/login/login.component.ts</text:p>
      <text:p text:style-name="CodeBlock">  login-frontend/src/app/services/auth.service.ts</text:p>
      <text:p text:style-name="CodeBlock">  login-frontend/src/app/usuarios/usuarios.component.css</text:p>
      <text:p text:style-name="CodeBlock">  login-frontend/src/app/usuarios/usuarios.component.html</text:p>
      <text:p text:style-name="CodeBlock">  login-frontend/src/app/usuarios/usuarios.component.ts</text:p>
      <text:p text:style-name="Normal"/>
      <text:h text:outline-level="3" text:style-name="H2">19a6e3a Eliminar credenciales visibles del formulario de login</text:h>
      <text:p text:style-name="CodeBlock">  login-frontend/src/app/login/login.component.html</text:p>
      <text:p text:style-name="Normal"/>
      <text:h text:outline-level="3" text:style-name="H2">40800f6 Proyecto login-app: Angular + Spring Boot + H2</text:h>
      <text:p text:style-name="CodeBlock">  .gitignore</text:p>
      <text:p text:style-name="CodeBlock">  login-backend/pom.xml</text:p>
      <text:p text:style-name="CodeBlock">  login-backend/src/main/java/com/sergio/login/AuthController.java</text:p>
      <text:p text:style-name="CodeBlock">  login-backend/src/main/java/com/sergio/login/DataInitializer.java</text:p>
      <text:p text:style-name="CodeBlock">  login-backend/src/main/java/com/sergio/login/LoginBackendApplication.java</text:p>
      <text:p text:style-name="CodeBlock">  login-backend/src/main/java/com/sergio/login/SecurityConfig.java</text:p>
      <text:p text:style-name="CodeBlock">  login-backend/src/main/java/com/sergio/login/Usuario.java</text:p>
      <text:p text:style-name="CodeBlock">  login-backend/src/main/java/com/sergio/login/UsuarioController.java</text:p>
      <text:p text:style-name="CodeBlock">  login-backend/src/main/java/com/sergio/login/UsuarioRepository.java</text:p>
      <text:p text:style-name="CodeBlock">  login-backend/src/main/resources/application.properties</text:p>
      <text:p text:style-name="CodeBlock">  login-frontend/.editorconfig</text:p>
      <text:p text:style-name="CodeBlock">  login-frontend/.gitignore</text:p>
      <text:p text:style-name="CodeBlock">  login-frontend/.prettierrc</text:p>
      <text:p text:style-name="CodeBlock">  login-frontend/.vscode/extensions.json</text:p>
      <text:p text:style-name="CodeBlock">  login-frontend/.vscode/launch.json</text:p>
      <text:p text:style-name="CodeBlock">  login-frontend/.vscode/mcp.json</text:p>
      <text:p text:style-name="CodeBlock">  login-frontend/.vscode/tasks.json</text:p>
      <text:p text:style-name="CodeBlock">  login-frontend/README.md</text:p>
      <text:p text:style-name="CodeBlock">  login-frontend/angular.json</text:p>
      <text:p text:style-name="CodeBlock">  login-frontend/package-lock.json</text:p>
      <text:p text:style-name="CodeBlock">  login-frontend/package.json</text:p>
      <text:p text:style-name="CodeBlock">  login-frontend/public/favicon.ico</text:p>
      <text:p text:style-name="CodeBlock">  login-frontend/src/app/app.config.ts</text:p>
      <text:p text:style-name="CodeBlock">  login-frontend/src/app/app.css</text:p>
      <text:p text:style-name="CodeBlock">  login-frontend/src/app/app.html</text:p>
      <text:p text:style-name="CodeBlock">  login-frontend/src/app/app.routes.ts</text:p>
      <text:p text:style-name="CodeBlock">  login-frontend/src/app/app.ts</text:p>
      <text:p text:style-name="CodeBlock">  login-frontend/src/app/login/login.component.css</text:p>
      <text:p text:style-name="CodeBlock">  login-frontend/src/app/login/login.component.html</text:p>
      <text:p text:style-name="CodeBlock">  login-frontend/src/app/login/login.component.ts</text:p>
      <text:p text:style-name="CodeBlock">  login-frontend/src/app/usuarios/usuarios.component.css</text:p>
      <text:p text:style-name="CodeBlock">  login-frontend/src/app/usuarios/usuarios.component.html</text:p>
      <text:p text:style-name="CodeBlock">  login-frontend/src/app/usuarios/usuarios.component.ts</text:p>
      <text:p text:style-name="CodeBlock">  login-frontend/src/index.html</text:p>
      <text:p text:style-name="CodeBlock">  login-frontend/src/main.ts</text:p>
      <text:p text:style-name="CodeBlock">  login-frontend/src/styles.css</text:p>
      <text:p text:style-name="CodeBlock">  login-frontend/tsconfig.app.json</text:p>
      <text:p text:style-name="CodeBlock">  login-frontend/tsconfig.json</text:p>
      <text:p text:style-name="CodeBlock">  login-frontend/tsconfig.spec.json</text:p>
      <text:p text:style-name="Normal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DocTitle" style:family="paragraph" style:display-name="DocTitle">
      <style:text-properties fo:font-size="20pt" fo:font-weight="bold" fo:color="#1F3864"/>
      <style:paragraph-properties fo:margin-bottom="0.2cm"/>
    </style:style>
    <style:style style:name="Subtitulo" style:family="paragraph" style:display-name="Subtitulo">
      <style:text-properties fo:font-size="10pt" fo:color="#666666"/>
      <style:paragraph-properties fo:margin-bottom="0.4cm"/>
    </style:style>
    <style:style style:name="H1" style:family="paragraph" style:display-name="H1">
      <style:text-properties fo:font-size="14pt" fo:font-weight="bold" fo:color="#2E74B5"/>
      <style:paragraph-properties fo:margin-top="0.5cm" fo:margin-bottom="0.2cm"/>
    </style:style>
    <style:style style:name="H2" style:family="paragraph" style:display-name="H2">
      <style:text-properties fo:font-size="11pt" fo:font-weight="bold" fo:color="#404040"/>
      <style:paragraph-properties fo:margin-top="0.3cm" fo:margin-bottom="0.1cm"/>
    </style:style>
    <style:style style:name="Normal" style:family="paragraph" style:display-name="Normal">
      <style:text-properties fo:font-size="10pt"/>
    </style:style>
    <style:style style:name="CodeBlock" style:family="paragraph" style:display-name="CodeBlock">
      <style:text-properties style:font-name="Courier New" fo:font-size="9pt"/>
      <style:paragraph-properties fo:background-color="#F5F5F5" fo:margin-left="0.4cm" fo:margin-top="0.05cm" fo:margin-bottom="0.05cm"/>
    </style:style>
    <style:style style:name="Badge" style:family="paragraph" style:display-name="Badge">
      <style:text-properties fo:font-size="9pt" fo:color="#155724"/>
      <style:paragraph-properties fo:background-color="#D4EDDA" fo:margin-bottom="0.3cm"/>
    </style:style>
    <style:style style:name="TH" style:family="table-cell" style:display-name="TH">
      <style:table-cell-properties fo:background-color="#2E74B5" fo:padding="0.12cm" fo:border="0.05cm solid #CCCCCC"/>
    </style:style>
    <style:style style:name="TD" style:family="table-cell" style:display-name="TD">
      <style:table-cell-properties fo:padding="0.1cm" fo:border="0.05cm solid #CCCCCC"/>
    </style:style>
    <style:style style:name="TD2" style:family="table-cell" style:display-name="TD2">
      <style:table-cell-properties fo:background-color="#EBF3FB" fo:padding="0.1cm" fo:border="0.05cm solid #CCCCCC"/>
    </style:style>
    <style:style style:name="THText" style:family="paragraph" style:display-name="THText">
      <style:text-properties fo:font-weight="bold" fo:color="#FFFFFF"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